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>
      <style:table-cell-properties fo:background-color="#ffcc99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2"/>
        <table:table-column table:style-name="co3" table:default-cell-style-name="Default"/>
        <table:table-row table:style-name="ro3">
          <table:table-cell office:value-type="string">
            <text:p>Hiden Layer Size</text:p>
          </table:table-cell>
          <table:table-cell office:value-type="string">
            <text:p>hidden unit</text:p>
          </table:table-cell>
          <table:table-cell office:value-type="string">
            <text:p>Iteration</text:p>
          </table:table-cell>
          <table:table-cell office:value-type="string">
            <text:p>lambda</text:p>
          </table:table-cell>
          <table:table-cell office:value-type="string">
            <text:p>Increment</text:p>
          </table:table-cell>
          <table:table-cell office:value-type="string">
            <text:p>percent</text:p>
          </table:table-cell>
          <table:table-cell office:value-type="string">
            <text:p>Max iter</text:p>
          </table:table-cell>
          <table:table-cell office:value-type="string">
            <text:p>Accuracy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float" office:value="500">
            <text:p>5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float" office:value="1000">
            <text:p>1000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office:value-type="float" office:value="300">
            <text:p>3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float" office:value="500">
            <text:p>500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float" office:value="1000">
            <text:p>10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string">
            <text:p>division by zero warning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division by zero warning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office:value-type="string">
            <text:p>division by zero warning</text:p>
          </table:table-cell>
          <table:table-cell table:number-columns-repeated="2"/>
        </table:table-row>
        <table:table-row table:style-name="ro3">
          <table:table-cell table:number-columns-repeated="6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division by zero warning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o warning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style-name="ce1" office:value-type="string">
            <text:p>division by zero warning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/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/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5">
            <text:p>0.5</text:p>
          </table:table-cell>
          <table:table-cell office:value-type="float" office:value="800">
            <text:p>800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75">
            <text:p>0.75</text:p>
          </table:table-cell>
          <table:table-cell office:value-type="float" office:value="800">
            <text:p>800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/2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89, 83, 9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88,77, 80 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78, 88, 81, 60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/2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91, 78, 89, 91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61, 90, 79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86, 91, 90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91, 91, 9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/4</text:p>
          </table:table-cell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/8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70, 77, 77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string">
            <text:p>60, 74 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/16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60, 60, 60 </text:p>
          </table:table-cell>
          <table:table-cell table:number-columns-repeated="3"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94, 92</text:p>
          </table:table-cell>
          <table:table-cell/>
          <table:table-cell office:value-type="float" office:value="98.5">
            <text:p>98.5</text:p>
          </table:table-cell>
          <table:table-cell office:value-type="string">
            <text:p>division by 0</text:p>
          </table:table-cell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90, 91, 83</text:p>
          </table:table-cell>
          <table:table-cell/>
          <table:table-cell office:value-type="string">
            <text:p>83, 97.5</text:p>
          </table:table-cell>
          <table:table-cell office:value-type="string">
            <text:p>diviion by 0</text:p>
          </table:table-cell>
        </table:table-row>
        <table:table-row table:style-name="ro3">
          <table:table-cell table:number-columns-repeated="4"/>
          <table:table-cell office:value-type="string">
            <text:p>M/2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65, 94, 88, 90</text:p>
          </table:table-cell>
          <table:table-cell/>
          <table:table-cell office:value-type="float" office:value="86.5">
            <text:p>86.5</text:p>
          </table:table-cell>
          <table:table-cell/>
        </table:table-row>
        <table:table-row table:style-name="ro3">
          <table:table-cell table:number-columns-repeated="5"/>
          <table:table-cell office:value-type="float" office:value="0.75">
            <text:p>0.75</text:p>
          </table:table-cell>
          <table:table-cell office:value-type="float" office:value="500">
            <text:p>500</text:p>
          </table:table-cell>
          <table:table-cell office:value-type="string">
            <text:p>73 , 69, 91, 91, 86</text:p>
          </table:table-cell>
          <table:table-cell/>
          <table:table-cell office:value-type="string">
            <text:p>96, 8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M/4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office:value-type="string">
            <text:p>92, 75, 85, 92</text:p>
          </table:table-cell>
          <table:table-cell table:number-columns-repeated="3"/>
        </table:table-row>
        <table:table-row table:style-name="ro3" table:number-rows-repeated="5">
          <table:table-cell table:number-columns-repeated="11"/>
        </table:table-row>
        <table:table-row table:style-name="ro3">
          <table:table-cell/>
          <table:table-cell office:value-type="string">
            <text:p>data C</text:p>
          </table:table-cell>
          <table:table-cell table:number-columns-repeated="2" office:value-type="float" office:value="71.5">
            <text:p>71.5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2" office:value-type="float" office:value="50.8">
            <text:p>50.8</text:p>
          </table:table-cell>
          <table:table-cell table:number-columns-repeated="7"/>
        </table:table-row>
        <table:table-row table:style-name="ro3" table:number-rows-repeated="104851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02:17:11</meta:creation-date>
    <meta:generator>LibreOffice/3.5$Linux_x86 LibreOffice_project/350m1$Build-2</meta:generator>
    <dc:date>2013-06-22T13:21:26</dc:date>
    <meta:editing-duration>PT10H34M40S</meta:editing-duration>
    <meta:editing-cycles>58</meta:editing-cycles>
    <meta:document-statistic meta:table-count="3" meta:cell-count="182" meta:object-count="0"/>
  </office:meta>
</office:document-meta>
</file>